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3b891" officeooo:paragraph-rsid="00153066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c16b4" officeooo:paragraph-rsid="001c16b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213e3" officeooo:paragraph-rsid="00153066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3b891" officeooo:paragraph-rsid="00153066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581fb" officeooo:paragraph-rsid="001b70f1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75cc1" officeooo:paragraph-rsid="00153066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8a2b7" officeooo:paragraph-rsid="00153066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3b891" officeooo:paragraph-rsid="00153066" style:font-weight-asian="bold" style:font-weight-complex="bold"/>
    </style:style>
    <style:style style:name="P9" style:family="paragraph" style:parent-style-name="Standard" style:list-style-name="List_20_1">
      <style:text-properties style:text-underline-style="none" fo:font-weight="normal" officeooo:rsid="00153066" officeooo:paragraph-rsid="00153066" style:font-weight-asian="normal" style:font-weight-complex="normal"/>
    </style:style>
    <style:style style:name="P10" style:family="paragraph" style:parent-style-name="Standard" style:list-style-name="List_20_1">
      <style:text-properties style:text-underline-style="none" fo:font-weight="normal" officeooo:rsid="0015e406" officeooo:paragraph-rsid="0015e406" style:font-weight-asian="normal" style:font-weight-complex="normal"/>
    </style:style>
    <style:style style:name="P11" style:family="paragraph" style:parent-style-name="Standard" style:list-style-name="List_20_1">
      <style:text-properties style:text-underline-style="none" fo:font-weight="normal" officeooo:rsid="0017df92" officeooo:paragraph-rsid="0017df92" style:font-weight-asian="normal" style:font-weight-complex="normal"/>
    </style:style>
    <style:style style:name="P12" style:family="paragraph" style:parent-style-name="Standard" style:list-style-name="List_20_1">
      <style:text-properties style:text-underline-style="none" fo:font-weight="normal" officeooo:rsid="0019a03a" officeooo:paragraph-rsid="0019a03a" style:font-weight-asian="normal" style:font-weight-complex="normal"/>
    </style:style>
    <style:style style:name="P13" style:family="paragraph" style:parent-style-name="Standard" style:list-style-name="List_20_1">
      <style:text-properties style:text-underline-style="none" fo:font-weight="normal" officeooo:rsid="001a6b47" officeooo:paragraph-rsid="001a6b47" style:font-weight-asian="normal" style:font-weight-complex="normal"/>
    </style:style>
    <style:style style:name="P14" style:family="paragraph" style:parent-style-name="Standard" style:list-style-name="List_20_1">
      <style:text-properties style:text-underline-style="none" fo:font-weight="normal" officeooo:rsid="001c16b4" officeooo:paragraph-rsid="001c16b4" style:font-weight-asian="normal" style:font-weight-complex="normal"/>
    </style:style>
    <style:style style:name="P15" style:family="paragraph" style:parent-style-name="Standard" style:list-style-name="List_20_1">
      <style:text-properties style:text-underline-style="none" fo:font-weight="normal" officeooo:rsid="001daa7b" officeooo:paragraph-rsid="001daa7b" style:font-weight-asian="normal" style:font-weight-complex="normal"/>
    </style:style>
    <style:style style:name="P16" style:family="paragraph" style:parent-style-name="Standard" style:list-style-name="List_20_1">
      <style:text-properties style:text-underline-style="none" fo:font-weight="normal" officeooo:rsid="00206c65" officeooo:paragraph-rsid="00206c65" style:font-weight-asian="normal" style:font-weight-complex="normal"/>
    </style:style>
    <style:style style:name="P17" style:family="paragraph" style:parent-style-name="Standard" style:list-style-name="List_20_1">
      <style:text-properties style:text-underline-style="none" fo:font-weight="normal" officeooo:rsid="0020a160" officeooo:paragraph-rsid="0020a160" style:font-weight-asian="normal" style:font-weight-complex="normal"/>
    </style:style>
    <style:style style:name="P18" style:family="paragraph" style:parent-style-name="Standard" style:list-style-name="List_20_1">
      <style:text-properties style:text-underline-style="none" fo:font-weight="normal" officeooo:rsid="00218c59" officeooo:paragraph-rsid="00218c59" style:font-weight-asian="normal" style:font-weight-complex="normal"/>
    </style:style>
    <style:style style:name="P19" style:family="paragraph" style:parent-style-name="Standard" style:list-style-name="List_20_1">
      <style:text-properties style:text-underline-style="none" fo:font-weight="normal" officeooo:rsid="00243555" officeooo:paragraph-rsid="00243555" style:font-weight-asian="normal" style:font-weight-complex="normal"/>
    </style:style>
    <style:style style:name="P20" style:family="paragraph" style:parent-style-name="Standard" style:list-style-name="List_20_1">
      <style:text-properties style:text-underline-style="none" fo:font-weight="normal" officeooo:rsid="0024404b" officeooo:paragraph-rsid="0024404b" style:font-weight-asian="normal" style:font-weight-complex="normal"/>
    </style:style>
    <style:style style:name="P21" style:family="paragraph" style:parent-style-name="Standard" style:list-style-name="List_20_1">
      <style:text-properties style:text-underline-style="none" fo:font-weight="normal" officeooo:rsid="0024e084" officeooo:paragraph-rsid="0024e084" style:font-weight-asian="normal" style:font-weight-complex="normal"/>
    </style:style>
    <style:style style:name="P22" style:family="paragraph" style:parent-style-name="Standard" style:list-style-name="List_20_1">
      <style:text-properties style:text-underline-style="none" fo:font-weight="normal" officeooo:rsid="0025bc17" officeooo:paragraph-rsid="0025bc17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581fb" officeooo:paragraph-rsid="001b70f1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1b70f1" officeooo:paragraph-rsid="001b70f1" style:font-weight-asian="normal" style:font-weight-complex="normal"/>
    </style:style>
    <style:style style:name="P25" style:family="paragraph" style:parent-style-name="Standard" style:list-style-name="List_20_1">
      <style:text-properties officeooo:rsid="001f317a" officeooo:paragraph-rsid="001f317a"/>
    </style:style>
    <style:style style:name="P26" style:family="paragraph" style:parent-style-name="Standard" style:list-style-name="List_20_1">
      <style:text-properties officeooo:rsid="0020a160" officeooo:paragraph-rsid="0020a16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75cc1" style:font-weight-asian="normal" style:font-weight-complex="normal"/>
    </style:style>
    <style:style style:name="T5" style:family="text">
      <style:text-properties style:text-underline-style="none" fo:font-weight="normal" officeooo:rsid="00218c59" style:font-weight-asian="normal" style:font-weight-complex="normal"/>
    </style:style>
    <style:style style:name="T6" style:family="text">
      <style:text-properties style:text-underline-style="none" officeooo:rsid="00153066"/>
    </style:style>
    <style:style style:name="T7" style:family="text">
      <style:text-properties officeooo:rsid="00175cc1"/>
    </style:style>
    <style:style style:name="T8" style:family="text">
      <style:text-properties officeooo:rsid="0015e406"/>
    </style:style>
    <style:style style:name="T9" style:family="text">
      <style:text-properties officeooo:rsid="0017df92"/>
    </style:style>
    <style:style style:name="T10" style:family="text">
      <style:text-properties officeooo:rsid="001a6b47"/>
    </style:style>
    <style:style style:name="T11" style:family="text">
      <style:text-properties officeooo:rsid="002440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:</text:p>
      <text:p text:style-name="P3"><text:span text:style-name="T2"><text:tab/></text:span><text:span text:style-name="T6">Opentray</text:span></text:p>
      <text:p text:style-name="P3">Introduction:</text:p>
      <text:list xml:id="list3669737341" text:style-name="List_20_1">
        <text:list-item>
          <text:p text:style-name="P9">Jason Gunderson</text:p>
        </text:list-item>
        <text:list-item>
          <text:p text:style-name="P9">Jon Kelly</text:p>
        </text:list-item>
        <text:list-item>
          <text:p text:style-name="P9">Our project name is Opentray</text:p>
        </text:list-item>
      </text:list>
      <text:p text:style-name="P3">Background:</text:p>
      <text:list xml:id="list165311900269473" text:continue-numbering="true" text:style-name="List_20_1">
        <text:list-item>
          <text:p text:style-name="P9"><text:s/>Company</text:p>
          <text:list>
            <text:list-item>
              <text:p text:style-name="P9">Metron Integerated Health Systems</text:p>
            </text:list-item>
            <text:list-item>
              <text:p text:style-name="P9">Skilled nursing home company</text:p>
            </text:list-item>
            <text:list-item>
              <text:p text:style-name="P9">7 Facilities throughout west Michigan, across 4 counties ( Picture with locations) </text:p>
            </text:list-item>
            <text:list-item>
              <text:p text:style-name="P9">One field support <text:span text:style-name="T8">technician</text:span></text:p>
            </text:list-item>
            <text:list-item>
              <text:p text:style-name="P10">The field support technician visits 1 facility per week. </text:p>
            </text:list-item>
          </text:list>
        </text:list-item>
        <text:list-item>
          <text:p text:style-name="P9">D<text:span text:style-name="T9">ilemma</text:span></text:p>
          <text:list>
            <text:list-item>
              <text:p text:style-name="P10">Majority <text:span text:style-name="T9">clientele</text:span> is either <text:span text:style-name="T9">Medicare</text:span> or <text:span text:style-name="T9">Medicaid</text:span></text:p>
              <text:list>
                <text:list-item>
                  <text:p text:style-name="P11">Smaller profit margins</text:p>
                </text:list-item>
                <text:list-item>
                  <text:p text:style-name="P11">More governmental Oversight</text:p>
                </text:list-item>
              </text:list>
            </text:list-item>
            <text:list-item>
              <text:p text:style-name="P10">Dietary <text:span text:style-name="T9">department </text:span>uses a legacy software called TrayCard</text:p>
              <text:list>
                <text:list-item>
                  <text:p text:style-name="P11">They somehow legally obtained this software for free, but later upgrades were not</text:p>
                </text:list-item>
                <text:list-item>
                  <text:p text:style-name="P12">TrayCard was a self <text:span text:style-name="T10">contained</text:span> zipped system. </text:p>
                </text:list-item>
                <text:list-item>
                  <text:p text:style-name="P12">It has it own closed database software with not export system</text:p>
                </text:list-item>
                <text:list-item>
                  <text:p text:style-name="P12">not customization </text:p>
                </text:list-item>
                <text:list-item>
                  <text:p text:style-name="P12">Software was installed on the local computers in the facility kitchens</text:p>
                </text:list-item>
                <text:list-item>
                  <text:p text:style-name="P12">There was no backup system</text:p>
                </text:list-item>
                <text:list-item>
                  <text:p text:style-name="P13">Programs could not communicate, only one computer per facility</text:p>
                </text:list-item>
              </text:list>
            </text:list-item>
          </text:list>
        </text:list-item>
      </text:list>
      <text:p text:style-name="P4">Design Decisions:</text:p>
      <text:list xml:id="list165311229807319" text:continue-numbering="true" text:style-name="List_20_1">
        <text:list-item>
          <text:p text:style-name="P14">We decided this should be a centralized system</text:p>
          <text:list>
            <text:list-item>
              <text:p text:style-name="P14">Maintainability</text:p>
            </text:list-item>
            <text:list-item>
              <text:p text:style-name="P14">Backups </text:p>
            </text:list-item>
            <text:list-item>
              <text:p text:style-name="P15">Windows desktop environment</text:p>
              <text:list>
                <text:list-item>
                  <text:p text:style-name="P15">support Chrome &amp; FireFox </text:p>
                </text:list-item>
              </text:list>
            </text:list-item>
          </text:list>
        </text:list-item>
      </text:list>
      <text:p text:style-name="P4">Design:</text:p>
      <text:list xml:id="list165310218593116" text:continue-numbering="true" text:style-name="List_20_1">
        <text:list-item>
          <text:p text:style-name="P14">Decided to use a web server</text:p>
        </text:list-item>
        <text:list-item>
          <text:p text:style-name="P14">Base platform we went with Ubuntu 18.04LTS</text:p>
          <text:list>
            <text:list-item>
              <text:p text:style-name="P14">Popularity</text:p>
            </text:list-item>
            <text:list-item>
              <text:p text:style-name="P14">Long term support</text:p>
            </text:list-item>
            <text:list-item>
              <text:p text:style-name="P14">Cost (free)</text:p>
            </text:list-item>
            <text:list-item>
              <text:p text:style-name="P14">Licensing </text:p>
            </text:list-item>
            <text:list-item>
              <text:p text:style-name="P14">Stable</text:p>
            </text:list-item>
          </text:list>
        </text:list-item>
        <text:list-item>
          <text:p text:style-name="P14">Back end</text:p>
          <text:list>
            <text:list-item>
              <text:p text:style-name="P15">MVC Frame work Laravel</text:p>
              <text:list>
                <text:list-item>
                  <text:p text:style-name="P15">popularity </text:p>
                </text:list-item>
                <text:list-item>
                  <text:p text:style-name="P15">support</text:p>
                </text:list-item>
                <text:list-item>
                  <text:p text:style-name="P15">updates</text:p>
                </text:list-item>
              </text:list>
            </text:list-item>
            <text:list-item>
              <text:p text:style-name="P15">Apache</text:p>
            </text:list-item>
            <text:list-item>
              <text:p text:style-name="P15">MySQL</text:p>
            </text:list-item>
          </text:list>
        </text:list-item>
      </text:list>
      <text:p text:style-name="P2"/>
      <text:p text:style-name="P2"/>
      <text:p text:style-name="P2"/>
      <text:p text:style-name="P8"><text:soft-page-break/><text:span text:style-name="T1">Implementation:</text:span><text:span text:style-name="T3"> </text:span></text:p>
      <text:list xml:id="list165310000495732" text:continue-numbering="true" text:style-name="List_20_1">
        <text:list-item>
          <text:p text:style-name="P16">Show layout differences</text:p>
        </text:list-item>
        <text:list-item>
          <text:p text:style-name="P16">Intuitiveness landing page</text:p>
        </text:list-item>
        <text:list-item>
          <text:p text:style-name="P16">selecting residents</text:p>
        </text:list-item>
        <text:list-item>
          <text:p text:style-name="P16">Adding residents</text:p>
        </text:list-item>
        <text:list-item>
          <text:p text:style-name="P16">Adding users</text:p>
        </text:list-item>
        <text:list-item>
          <text:p text:style-name="P16">Editing Residents</text:p>
        </text:list-item>
        <text:list-item>
          <text:p text:style-name="P16">How to print </text:p>
        </text:list-item>
        <text:list-item>
          <text:p text:style-name="P16">Removing residents</text:p>
        </text:list-item>
        <text:list-item>
          <text:p text:style-name="P16"/>
        </text:list-item>
      </text:list>
      <text:p text:style-name="P1"><text:tab/></text:p>
      <text:p text:style-name="P6">Security:</text:p>
      <text:list xml:id="list165311019863161" text:continue-numbering="true" text:style-name="List_20_1">
        <text:list-item>
          <text:p text:style-name="P25"><text:span text:style-name="T4">W</text:span><text:span text:style-name="T3">eb based environment comes by default with multiple security issues </text:span></text:p>
        </text:list-item>
        <text:list-item>
          <text:p text:style-name="P17">Default it is publicly accessible, that’s how it works.</text:p>
          <text:list>
            <text:list-item>
              <text:p text:style-name="P17">Each facility has 2 ISPs for redundancy </text:p>
            </text:list-item>
            <text:list-item>
              <text:p text:style-name="P17">Both internet sources are filtered through a firewall</text:p>
            </text:list-item>
            <text:list-item>
              <text:p text:style-name="P26"><text:span text:style-name="T3">All facilities are connected to the data center by a Site-to-Site VPN.</text:span><text:span text:style-name="T5">(Limiting how publicly accessible the server is.</text:span></text:p>
            </text:list-item>
            <text:list-item>
              <text:p text:style-name="P18">Internal network is further secured by having wireless access authenticated with WPA2 Enterprise authenticating with the domain controller.</text:p>
            </text:list-item>
          </text:list>
        </text:list-item>
      </text:list>
      <text:p text:style-name="P7">Testing:</text:p>
      <text:list xml:id="list165310011828983" text:continue-numbering="true" text:style-name="List_20_1">
        <text:list-item>
          <text:p text:style-name="P19">Dusk for testing user interface with chrome</text:p>
        </text:list-item>
        <text:list-item>
          <text:p text:style-name="P19">PHPUnit testing php <text:span text:style-name="T11">back end</text:span></text:p>
        </text:list-item>
        <text:list-item>
          <text:p text:style-name="P19">User testing from our own server</text:p>
        </text:list-item>
      </text:list>
      <text:p text:style-name="P5"><text:span text:style-name="T7">Maintainability</text:span>:</text:p>
      <text:list xml:id="list165310703067863" text:continue-numbering="true" text:style-name="List_20_1">
        <text:list-item>
          <text:p text:style-name="P20">Industry leaders</text:p>
        </text:list-item>
        <text:list-item>
          <text:p text:style-name="P20">Largest support communities</text:p>
        </text:list-item>
        <text:list-item>
          <text:p text:style-name="P20">Centralized point for maintenance </text:p>
        </text:list-item>
        <text:list-item>
          <text:p text:style-name="P20">Reliable backup solution with TimeShift</text:p>
        </text:list-item>
        <text:list-item>
          <text:p text:style-name="P21">On site server to server timeshift backup</text:p>
        </text:list-item>
      </text:list>
      <text:p text:style-name="P5"/>
      <text:p text:style-name="P24">Summary:</text:p>
      <text:list xml:id="list165311932684416" text:continue-numbering="true" text:style-name="List_20_1">
        <text:list-item>
          <text:p text:style-name="P22">Utalizing their already redundant multi-ISP VPN network, we created a reliable secure centralized</text:p>
        </text:list-item>
        <text:list-item>
          <text:p text:style-name="P22">Cleaned up and streamlined interface</text:p>
        </text:list-item>
        <text:list-item>
          <text:p text:style-name="P22">Customizable </text:p>
        </text:list-item>
        <text:list-item>
          <text:p text:style-name="P22">Maintainable Reliable System</text:p>
        </text:list-item>
        <text:list-item>
          <text:p text:style-name="P22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3:27:02.451225127</meta:creation-date>
    <dc:date>2020-02-07T16:53:09.668836406</dc:date>
    <meta:editing-duration>P1DT22H50M2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80" meta:word-count="402" meta:character-count="2366" meta:non-whitespace-character-count="2091"/>
  </office:meta>
</office:document-meta>
</file>